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4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DESPERATION (142:1-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'S DESPERATION (142:1-4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abundance of foes (142:1-3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absence of friends (142: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42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DAVID'S DESPERATION (142:1-4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DAVID'S REALIZATION (142:5-7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DAVID'S REALIZATION (142:5-7)<text:s text:c="1"/></text:span><text:span text:style-name="a472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God alone is his refuge (142:5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God alone is his strength (142:6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God alone is all he wants in life (142:6).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God alone is his rescuer (142:6-7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PSALM 142<text:s text:c="1"/></text:span><text:span text:style-name="a493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DAVID'S DESPERATION (142:1-4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DAVID'S REALIZATION (142:5-7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42 </dc:title>
    <meta:initial-creator>David STRICKLAND</meta:initial-creator>
    <dc:creator>David STRICKLAND</dc:creator>
    <meta:creation-date>2020-02-23T23:21:24Z</meta:creation-date>
    <dc:date>2020-02-23T23:21:24Z</dc:date>
    <meta:template xlink:href="BibleStudy" xlink:type="simple"/>
    <meta:editing-cycles>1</meta:editing-cycles>
    <meta:editing-duration>PT0S</meta:editing-duration>
    <meta:document-statistic meta:paragraph-count="16" meta:word-count="96"/>
  </office:meta>
</office:document-meta>
</file>